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textarea-vertical-align="middl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1" style:family="paragraph">
      <style:paragraph-properties fo:text-align="center"/>
    </style:style>
    <style:style style:name="T1" style:family="text">
      <style:text-properties fo:color="#ff3333"/>
    </style:style>
    <style:style style:name="T2" style:family="text">
      <style:text-properties fo:color="#000000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y 2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supported Class Version Error or running play application with JDK 1.7</text:p>
                <text:list>
                  <text:list-item>
                    <text:p>52 = Java 8</text:p>
                  </text:list-item>
                  <text:list-item>
                    <text:p>51 = Java 7</text:p>
                  </text:list-item>
                  <text:list-item>
                    <text:p>50 = Java 6</text:p>
                  </text:list-item>
                </text:list>
              </text:list-item>
              <text:list-item>
                <text:p>Since version 1.3.0</text:p>
                <text:list>
                  <text:list-item>
                    <text:p>this library is only compatible with JDK8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nce version 1.3.0</text:p>
                <text:list>
                  <text:list-item>
                    <text:p>this library is only compatible with JDK8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 sudo add-apt-repository ppa:webupd8team/java</text:p>
              </text:list-item>
              <text:list-item>
                <text:p>$ sudo apt-get update</text:p>
              </text:list-item>
              <text:list-item>
                <text:p>$ sudo apt-get install oracle-java8-installer</text:p>
              </text:list-item>
              <text:list-item>
                <text:p>java -version</text:p>
                <text:list>
                  <text:list-item>
                    <text:p>java version "1.8.0_77"</text:p>
                  </text:list-item>
                  <text:list-item>
                    <text:p>Java(TM) SE Runtime Environment (build 1.8.0_77-b03)</text:p>
                  </text:list-item>
                  <text:list-item>
                    <text:p>Java HotSpot(TM) 64-Bit Server VM (build 25.77-b03, mixed mode)</text:p>
                  </text:list-item>
                </text:list>
              </text:list-item>
              <text:list-item>
                <text:p>sudo apt-get install oracle-java8-set-default</text:p>
              </text:list-item>
            </text:list>
          </draw:text-box>
        </draw:frame>
        <draw:frame draw:style-name="gr2" draw:layer="layout" svg:width="17.579cm" svg:height="0.962cm" svg:x="9.821cm" svg:y="18.6cm">
          <draw:text-box>
            <text:p>http://tecadmin.net/install-oracle-java-8-jdk-8-ubuntu-via-ppa/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y 2.4.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mand line</text:p>
                <text:list>
                  <text:list-item>
                    <text:p>activator new my-first-app play-java</text:p>
                  </text:list-item>
                  <text:list-item>
                    <text:p>cd my-first-app</text:p>
                  </text:list-item>
                  <text:list-item>
                    <text:p>activator run</text:p>
                  </text:list-item>
                </text:list>
              </text:list-item>
              <text:list-item>
                <text:p>Create a new application without activator</text:p>
              </text:list-item>
              <text:list-item>
                <text:p>First install sbt if need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happend to Play?</text:p>
          </draw:text-box>
        </draw:frame>
        <draw:frame presentation:style-name="pr4" draw:layer="layout" svg:width="12.6cm" svg:height="12.179cm" svg:x="1.4cm" svg:y="4.914cm" presentation:class="outline" presentation:user-transformed="true">
          <draw:text-box>
            <text:list text:style-name="L2">
              <text:list-item>
                <text:p>the <text:span text:style-name="T1">play</text:span> command was an extensions to <text:span text:style-name="T1">sbt</text:span></text:p>
              </text:list-item>
              <text:list-item>
                <text:p><text:span text:style-name="T2">old play wrapper</text:span><text:span text:style-name="T2"> was replaced </text:span><text:span text:style-name="T1">activator</text:span></text:p>
              </text:list-item>
            </text:list>
          </draw:text-box>
        </draw:frame>
        <draw:custom-shape draw:style-name="gr3" draw:text-style-name="P1" xml:id="id1" draw:id="id1" draw:layer="layout" svg:width="4.6cm" svg:height="3.4cm" svg:x="15.6cm" svg:y="5.6cm">
          <text:p text:style-name="P1">sbt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4.6cm" svg:height="3.4cm" svg:x="15.6cm" svg:y="12cm">
          <text:p text:style-name="P1">play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.6cm" svg:height="3.4cm" svg:x="22.9cm" svg:y="12cm">
          <text:p text:style-name="P1">activato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7.9cm" svg:y1="9cm" svg:x2="17.9cm" svg:y2="12cm" draw:start-shape="id1" draw:start-glue-point="2" draw:end-shape="id2" svg:d="M17900 9000v3000" svg:viewBox="0 0 1 3001">
          <text:p/>
        </draw:connector>
        <draw:connector draw:style-name="gr4" draw:text-style-name="P1" draw:layer="layout" svg:x1="20.2cm" svg:y1="13.7cm" svg:x2="22.9cm" svg:y2="13.7cm" draw:start-shape="id2" draw:end-shape="id3" draw:end-glue-point="3" svg:d="M20200 13700h2700" svg:viewBox="0 0 2701 1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bteclip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~/.sbt/0.13/plugins/plugins.sbt</text:p>
              </text:list-item>
              <text:list-item>
                <text:p>addSbtPlugin(“com.typesafe.sbteclipse” % “sbteclipse-plugin” % “4.0.0”)</text:p>
              </text:list-item>
              <text:list-item>
                <text:p><text:span text:style-name="T3">run activator</text:span></text:p>
                <text:list>
                  <text:list-item>
                    <text:p><text:span text:style-name="T3"><text:s/></text:span><text:span text:style-name="T3">eclips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9T19:11:40.337444940</meta:creation-date>
    <dc:date>2016-05-10T00:29:24.354089589</dc:date>
    <meta:editing-duration>PT30M3S</meta:editing-duration>
    <meta:editing-cycles>18</meta:editing-cycles>
    <meta:generator>LibreOffice/4.2.8.2$Linux_X86_64 LibreOffice_project/420m0$Build-2</meta:generator>
    <meta:document-statistic meta:object-count="55"/>
  </office:meta>
</office:document-meta>
</file>